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e5e" officeooo:paragraph-rsid="00145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31:05.214472831</meta:creation-date>
    <meta:generator>LibreOffice/5.1.6.2$Linux_X86_64 LibreOffice_project/10m0$Build-2</meta:generator>
    <dc:date>2018-06-19T12:40:01.841728498</dc:date>
    <meta:editing-duration>PT9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